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73c" officeooo:paragraph-rsid="0002d73c"/>
    </style:style>
    <style:style style:name="P2" style:family="paragraph" style:parent-style-name="Standard">
      <style:text-properties fo:color="#c9211e" officeooo:rsid="000477be" officeooo:paragraph-rsid="000477be"/>
    </style:style>
    <style:style style:name="P3" style:family="paragraph" style:parent-style-name="Standard">
      <style:text-properties officeooo:rsid="0002d73c" officeooo:paragraph-rsid="0002d7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/*</text:p>
      <text:p text:style-name="P1">* SPDX-FileCopyrightText: 2020 Lina Ceballos &lt;lina.ceballos@fsfe.org&gt;</text:p>
      <text:p text:style-name="P1">*</text:p>
      <text:p text:style-name="P1">* SPDX-License-Identifier: GPL-3.0-or-later</text:p>
      <text:p text:style-name="P1">*/</text:p>
      <text:p text:style-name="P1"/>
      <text:p text:style-name="P1"/>
      <text:p text:style-name="P1"/>
      <text:p text:style-name="P1"/>
      <text:p text:style-name="P1"/>
      <text:p text:style-name="P1">Now I’ll try to add a document so we can edit it together </text:p>
      <text:p text:style-name="P1"/>
      <text:p text:style-name="P1"/>
      <text:p text:style-name="P1"/>
      <text:p text:style-name="P1">kfdnskfmdg</text:p>
      <text:p text:style-name="P1">fdmngfdmh,</text:p>
      <text:p text:style-name="P1"/>
      <text:p text:style-name="P1"/>
      <text:p text:style-name="P1"/>
      <text:p text:style-name="P1"/>
      <text:p text:style-name="P1">fgfdmfdl</text:p>
      <text:p text:style-name="P1"/>
      <text:p text:style-name="P1"/>
      <text:p text:style-name="P1"/>
      <text:p text:style-name="P1"/>
      <text:p text:style-name="P2">Now I’m trying to edit this doc to commit it and push it again to the repository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4:10:20.204127417</meta:creation-date>
    <dc:date>2020-11-12T11:38:26.649588304</dc:date>
    <meta:editing-duration>PT2M2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45" meta:character-count="284" meta:non-whitespace-character-count="248"/>
  </office:meta>
</office:document-meta>
</file>